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4c539a" style:parent-style-name="ListParagraph">
      <style:paragraph-properties/>
    </style:style>
    <style:style style:family="paragraph" style:list-style-name="L1" style:name="afc6b64" style:parent-style-name="ListParagraph">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test1" text:continue-numbering="true" text:style-name="L1">
        <text:list-item>
          <text:p text:style-name="a4c539a">a</text:p>
        </text:list-item>
        <text:list-item>
          <text:list>
            <text:list-item>
              <text:p text:style-name="afc6b64">b</text:p>
            </text:list-item>
            <text:list-item>
              <text:p text:style-name="afc6b64">c</text:p>
            </text:list-item>
            <text:list-item>
              <text:p text:style-name="afc6b64">d</text:p>
            </text:list-item>
          </text:list>
          <text:p text:style-name="afc6b64">e</text:p>
          <text:list>
            <text:list-item>
              <text:p text:style-name="afc6b64">f</text:p>
            </text:list-item>
            <text:list-item>
              <text:p text:style-name="afc6b64">g</text:p>
            </text:list-item>
          </text:list>
        </text:list-item>
      </text:list>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4</meta:editing-cycles>
    <meta:editing-duration>PT0.61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3-08-05T15:15:50</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